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Pictures/100000000000008B000001A078919B0231733B3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ole-draw-aspect="1"/>
    </style:style>
    <style:style style:name="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4" style:family="presentation" style:parent-style-name="Titelfolie-notes">
      <style:graphic-properties draw:fill-color="#ffffff" fo:min-height="13.364cm"/>
    </style:style>
    <style:style style:name="pr5" style:family="presentation" style:parent-style-name="Text_20_ein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Text_20_einspalti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7" style:family="presentation" style:parent-style-name="Text_20_einspaltig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8" style:family="presentation" style:parent-style-name="Text_20_einspaltig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9" style:family="presentation" style:parent-style-name="Text_20_zweispalti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0" style:family="presentation" style:parent-style-name="Text_20_zwei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1" style:family="presentation" style:parent-style-name="Text_20_zweispaltig-notes">
      <style:graphic-properties draw:fill-color="#ffffff" fo:min-height="13.364cm"/>
    </style:style>
    <style:style style:name="pr12" style:family="presentation" style:parent-style-name="Text_20_einspaltig-notes">
      <style:graphic-properties draw:fill-color="#ffffff" fo:min-height="12.407cm"/>
    </style:style>
    <style:style style:name="pr13" style:family="presentation" style:parent-style-name="Text_20_einspaltig-notes">
      <style:graphic-properties draw:fill-color="#ffffff" fo:min-height="13.364cm"/>
    </style:style>
    <style:style style:name="pr14" style:family="presentation" style:parent-style-name="Schlussblat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5" style:family="presentation" style:parent-style-name="Schlussblat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16" style:family="presentation" style:parent-style-name="Schlussblatt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17" style:family="presentation" style:parent-style-name="Schlussblatt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font-size="8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9" style:family="paragraph">
      <style:paragraph-properties fo:margin-left="0cm" fo:margin-right="0cm" fo:margin-top="0cm" fo:margin-bottom="0.353cm" fo:line-height="100%" fo:text-align="start" fo:text-indent="0cm" style:punctuation-wrap="hanging" style:writing-mode="lr-tb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end" style:punctuation-wrap="hanging"/>
      <style:text-properties fo:font-size="12pt" style:font-size-asian="14pt" style:font-size-complex="14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style:paragraph-properties fo:margin-left="0.953cm" fo:margin-right="0cm" fo:margin-top="0.141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2.011cm" fo:margin-right="0cm" fo:margin-top="0.141cm" fo:margin-bottom="0cm" fo:text-align="start" fo:text-indent="0cm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 style:font-independent-line-spacing="true"/>
      <style:text-properties fo:font-size="16pt"/>
    </style:style>
    <style:style style:name="T1" style:family="text">
      <style:text-properties fo:font-variant="normal" fo:text-transform="none" fo:color="#00b1ac" style:text-line-through-style="none" style:text-line-through-type="none" style:text-position="0% 100%" style:font-name="Verdana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Verdan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font-variant="normal" fo:text-transform="none" fo:color="#00b1ac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suffix="." style:num-format="1">
        <style:list-level-properties text:space-before="2.012cm" text:min-label-width="1.269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2.011cm" text:min-label-width="0.952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011cm" text:min-label-width="0.952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1" presentation:style-name="pr1" draw:text-style-name="P2" draw:layer="layout" svg:width="22.4cm" svg:height="6.997cm" svg:x="0.798cm" svg:y="5.6cm" presentation:class="title" presentation:user-transformed="true">
          <draw:text-box>
            <text:p text:style-name="P1"><text:span text:style-name="T1">Simon Catley</text:span><text:span text:style-name="T1"><text:line-break/></text:span><text:span text:style-name="T2">Projektmanager</text:span><text:span text:style-name="T3"><text:line-break/></text:span><text:span text:style-name="T3"/></text:p>
          </draw:text-box>
        </draw:frame>
        <draw:frame draw:name="Untertitel 2" presentation:style-name="pr2" draw:text-style-name="P4" draw:layer="layout" svg:width="22.4cm" svg:height="3.999cm" svg:x="0.798cm" svg:y="12.801cm" presentation:class="subtitle" presentation:user-transformed="true">
          <draw:text-box>
            <text:p text:style-name="P3"><text:span text:style-name="T4"/></text:p>
            <text:p text:style-name="P3"><text:span text:style-name="T4">08.01.2017</text:span></text:p>
          </draw:text-box>
        </draw:frame>
        <draw:frame draw:name="Fußzeilenplatzhalter 3" presentation:style-name="pr3" draw:text-style-name="P6" draw:layer="layout" svg:width="22.4cm" svg:height="0.599cm" svg:x="0.798cm" svg:y="18.199cm" presentation:class="footer" presentation:user-transformed="true">
          <draw:text-box>
            <text:p text:style-name="P5"><text:span text:style-name="T5">© FH AACHEN </text:span><text:span text:style-name="T6">UNIVERSITY OF APPLIED SCIENCES <text:s/>| <text:s/>FACHBEREICH ELEKTROTECHNIK UND INFORMATIONSTECHNIK <text:s/>| <text:s/>WWW.FH-AACHEN.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" draw:style-name="dp1" draw:master-page-name="Text_20_einspaltig">
        <draw:frame draw:name="Titel 6" presentation:style-name="pr5" draw:text-style-name="P8" draw:layer="layout" svg:width="22.4cm" svg:height="2.001cm" svg:x="0.798cm" svg:y="0.798cm" presentation:class="title" presentation:user-transformed="true">
          <draw:text-box>
            <text:p text:style-name="P1"><text:span text:style-name="T7">Inhalt</text:span></text:p>
          </draw:text-box>
        </draw:frame>
        <draw:frame draw:name="Inhaltsplatzhalter 7" presentation:style-name="pr6" draw:text-style-name="P8" draw:layer="layout" svg:width="22.4cm" svg:height="11.654cm" svg:x="0.882cm" svg:y="6.125cm" presentation:class="outline" presentation:user-transformed="true">
          <draw:text-box>
            <text:list text:style-name="L3">
              <text:list-item>
                <text:p text:style-name="P9"><text:span text:style-name="T4">Inhaltsverzeichniss</text:span></text:p>
              </text:list-item>
              <text:list-item>
                <text:p text:style-name="P9"><text:span text:style-name="T4">Arbeitsaufteilung</text:span></text:p>
                <text:p text:style-name="P9"><text:span text:style-name="T4">-</text:span><text:span text:style-name="T4"><text:tab/></text:span><text:span text:style-name="T4">Bisherige Tätigkeiten</text:span></text:p>
                <text:p text:style-name="P9"><text:span text:style-name="T4">-</text:span><text:span text:style-name="T4"><text:tab/></text:span><text:span text:style-name="T4">Zukünftige Tätigkeiten</text:span></text:p>
                <text:p text:style-name="P9"><text:span text:style-name="T4">-</text:span><text:span text:style-name="T4"><text:tab/></text:span><text:span text:style-name="T4">Tabelle</text:span></text:p>
              </text:list-item>
            </text:list>
            <text:list text:style-name="L4">
              <text:list-item>
                <text:p text:style-name="P9"><text:span text:style-name="T4">Abhängigkeit von anderen Rollen</text:span></text:p>
              </text:list-item>
              <text:list-item>
                <text:p text:style-name="P9"><text:span text:style-name="T4">Selbstreflexion</text:span></text:p>
              </text:list-item>
            </text:list>
            <text:p text:style-name="P10"><text:span text:style-name="T4"/></text:p>
            <text:p text:style-name="P11"><text:span text:style-name="T4"/></text:p>
          </draw:text-box>
        </draw:frame>
        <presentation:notes draw:style-name="dp3">
          <draw:page-thumbnail draw:name="Folienbildplatzhalter 1" draw:style-name="gr1" draw:layer="layout" svg:width="13.784cm" svg:height="10.34cm" svg:x="2.549cm" svg:y="2.068cm" draw:page-number="2" presentation:class="page"/>
          <draw:frame draw:name="Notizenplatzhalter 2" presentation:style-name="pr7" draw:text-style-name="P12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Foliennummernplatzhalter 3" presentation:style-name="pr8" draw:text-style-name="P14" draw:layer="layout" svg:width="8.183cm" svg:height="1.379cm" svg:x="10.694cm" svg:y="26.189cm" presentation:class="page-number" presentation:user-transformed="true">
            <draw:text-box>
              <text:p text:style-name="P13"><text:span text:style-name="T8"><text:page-number>&lt;Foliennummer&gt;</text:page-number></text:span></text:p>
            </draw:text-box>
          </draw:frame>
        </presentation:notes>
      </draw:page>
      <draw:page draw:name="Zeitaufteilung&#10;Bisherige Tätigkeiten" draw:style-name="dp1" draw:master-page-name="Text_20_zweispaltig">
        <draw:frame draw:name="Inhaltsplatzhalter 3" presentation:style-name="pr9" draw:text-style-name="P8" draw:layer="layout" svg:width="10.799cm" svg:height="13.999cm" svg:x="0.8cm" svg:y="3.6cm" presentation:class="outline" presentation:user-transformed="true">
          <draw:text-box>
            <text:p text:style-name="P15"><text:span text:style-name="T9">Als Projektmanager:</text:span></text:p>
            <text:p text:style-name="P15"><text:span text:style-name="T9"/></text:p>
            <text:list text:style-name="L6">
              <text:list-item>
                <text:p text:style-name="P16"><text:span text:style-name="T9">Projektplan-Entwurf/ -anpassung</text:span><text:span text:style-name="T9"><text:line-break/></text:span><text:span text:style-name="T9"><text:line-break/></text:span><text:span text:style-name="T9"/></text:p>
              </text:list-item>
              <text:list-item>
                <text:p text:style-name="P16"><text:span text:style-name="T9">Projektaufteilung/ -verteilung</text:span><text:span text:style-name="T9"><text:line-break/></text:span><text:span text:style-name="T9"><text:line-break/></text:span><text:span text:style-name="T9"/></text:p>
              </text:list-item>
              <text:list-item>
                <text:p text:style-name="P16"><text:span text:style-name="T9">Globalen Projektüberblick behalten und an Chef weiterleiten</text:span></text:p>
              </text:list-item>
            </text:list>
            <text:p text:style-name="P16"><text:span text:style-name="T9"/></text:p>
            <text:list text:continue-numbering="true" text:style-name="L6">
              <text:list-header>
                <text:p text:style-name="P16"><text:span text:style-name="T9"/></text:p>
              </text:list-header>
            </text:list>
          </draw:text-box>
        </draw:frame>
        <draw:frame draw:name="Titel 1" presentation:style-name="pr10" draw:text-style-name="P8" draw:layer="layout" svg:width="22.399cm" svg:height="1.999cm" svg:x="0.8cm" svg:y="0.8cm" presentation:class="title" presentation:user-transformed="true">
          <draw:text-box>
            <text:p text:style-name="P1"><text:span text:style-name="T7">Arbeitsverteilung</text:span><text:span text:style-name="T7"><text:line-break/></text:span><text:span text:style-name="T4">Bisherige Tätigkeiten</text:span></text:p>
          </draw:text-box>
        </draw:frame>
        <draw:frame draw:name="Inhaltsplatzhalter 4" presentation:style-name="pr9" draw:text-style-name="P8" draw:layer="layout" svg:width="10.799cm" svg:height="13.999cm" svg:x="12.4cm" svg:y="3.6cm" presentation:class="outline" presentation:user-transformed="true">
          <draw:text-box>
            <text:p text:style-name="P15"><text:span text:style-name="T9">Sonstige Tätigkeiten:</text:span></text:p>
            <text:p text:style-name="P15"><text:span text:style-name="T9"/></text:p>
            <text:list text:style-name="L6">
              <text:list-item>
                <text:p text:style-name="P16"><text:span text:style-name="T9">Lastenheft Dialog-/Aktivitätsdiagramm-Beschriftung</text:span></text:p>
              </text:list-item>
            </text:list>
            <text:p text:style-name="P16"><text:span text:style-name="T9"/></text:p>
            <text:list text:continue-numbering="true" text:style-name="L6">
              <text:list-item>
                <text:p text:style-name="P16"><text:span text:style-name="T9">Überarbeiten des Lastenhefts/ Korrekturlesen</text:span><text:span text:style-name="T9"><text:line-break/></text:span><text:span text:style-name="T9"/></text:p>
              </text:list-item>
            </text:list>
            <text:p text:style-name="P16"><text:span text:style-name="T9"/></text:p>
            <text:list text:continue-numbering="true" text:style-name="L6">
              <text:list-item>
                <text:p text:style-name="P16"><text:span text:style-name="T9">Implementierung Server</text:span></text:p>
              </text:list-item>
            </text:list>
            <text:p text:style-name="P16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eitaufteilung&#10;Zukünftige Tätigkeiten" draw:style-name="dp1" draw:master-page-name="Text_20_einspaltig">
        <draw:frame draw:name="Titel 2" presentation:style-name="pr5" draw:text-style-name="P8" draw:layer="layout" svg:width="22.399cm" svg:height="1.999cm" svg:x="0.8cm" svg:y="0.8cm" presentation:class="title" presentation:user-transformed="true">
          <draw:text-box>
            <text:p text:style-name="P1"><text:span text:style-name="T7">Arbeitsverteilung</text:span><text:span text:style-name="T7"><text:line-break/></text:span><text:span text:style-name="T4">Zukünftige Tätigkeiten</text:span></text:p>
          </draw:text-box>
        </draw:frame>
        <draw:frame draw:name="Inhaltsplatzhalter 4" presentation:style-name="pr6" draw:text-style-name="P8" draw:layer="layout" svg:width="22.399cm" svg:height="13.999cm" svg:x="0.8cm" svg:y="3.6cm" presentation:class="outline" presentation:user-transformed="true">
          <draw:text-box>
            <text:list text:style-name="L6">
              <text:list-header>
                <text:p text:style-name="P11"><text:span text:style-name="T4"/></text:p>
              </text:list-header>
              <text:list-item>
                <text:p text:style-name="P11"><text:span text:style-name="T4">Überblick Projektstatus </text:span></text:p>
                <text:p text:style-name="P11"><text:span text:style-name="T4"/></text:p>
              </text:list-item>
              <text:list-item>
                <text:p text:style-name="P11"><text:span text:style-name="T4">Team-Koordination</text:span></text:p>
                <text:p text:style-name="P11"><text:span text:style-name="T4"/></text:p>
              </text:list-item>
              <text:list-item>
                <text:p text:style-name="P11"><text:span text:style-name="T4">Projektpräsentation</text:span></text:p>
              </text:list-item>
            </text:list>
            <text:p text:style-name="P11"><text:span text:style-name="T4"/></text:p>
            <text:list text:continue-numbering="true" text:style-name="L6">
              <text:list-item>
                <text:p text:style-name="P11"><text:span text:style-name="T4">Anpassung meiner Serverimplementierung</text:span></text:p>
              </text:list-item>
            </text:list>
            <text:p text:style-name="P17"><text:span text:style-name="T4"/></text:p>
            <text:p text:style-name="P17"><text:span text:style-name="T4"/></text:p>
          </draw:text-box>
        </draw:frame>
        <presentation:notes draw:style-name="dp2">
          <draw:page-thumbnail draw:style-name="gr1" draw:layer="layout" svg:width="13.785cm" svg:height="10.339cm" svg:x="2.548cm" svg:y="2.095cm" draw:page-number="4" presentation:class="page"/>
          <draw:frame presentation:style-name="pr12" draw:text-style-name="P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Zeitaufteilung&#10;Tabelle" draw:style-name="dp1" draw:master-page-name="Text_20_einspaltig">
        <draw:frame draw:name="Titel 1" presentation:style-name="pr5" draw:text-style-name="P8" draw:layer="layout" svg:width="22.399cm" svg:height="1.999cm" svg:x="0.8cm" svg:y="0.8cm" presentation:class="title" presentation:user-transformed="true">
          <draw:text-box>
            <text:p text:style-name="P1"><text:span text:style-name="T7">Arbeitsverteilung</text:span><text:span text:style-name="T4"><text:line-break/></text:span><text:span text:style-name="T4">Tabelle</text:span></text:p>
          </draw:text-box>
        </draw:frame>
        <draw:frame draw:style-name="gr2" draw:layer="layout" svg:width="18.875cm" svg:height="11.2cm" svg:x="3cm" svg:y="3.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hängigkeit von anderen Rollen" draw:style-name="dp1" draw:master-page-name="Text_20_einspaltig">
        <draw:frame draw:name="Titel 1" presentation:style-name="pr5" draw:text-style-name="P8" draw:layer="layout" svg:width="22.399cm" svg:height="1.999cm" svg:x="0.8cm" svg:y="0.8cm" presentation:class="title" presentation:user-transformed="true">
          <draw:text-box>
            <text:p text:style-name="P1"><text:span text:style-name="T7">Abhängigkeit von anderen Rollen</text:span></text:p>
          </draw:text-box>
        </draw:frame>
        <draw:frame draw:name="Inhaltsplatzhalter 2" presentation:style-name="pr6" draw:text-style-name="P8" draw:layer="layout" svg:width="22.399cm" svg:height="13.999cm" svg:x="0.8cm" svg:y="3.6cm" presentation:class="outline" presentation:user-transformed="true">
          <draw:text-box>
            <text:list text:style-name="L6">
              <text:list-item>
                <text:p text:style-name="P11"><text:span text:style-name="T9">Abhängigkeit größtenteils vom Vertriebsmanagement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8"><text:span text:style-name="T9">Planung &amp; Aufteilung kann nur bei detailgetreuem Verständniss des Kundenwunsches effektiv gestaltet werden</text:span></text:p>
                        <text:p text:style-name="P18"><text:span text:style-name="T9"/></text:p>
                      </text:list-item>
                      <text:list-item>
                        <text:p text:style-name="P18"><text:span text:style-name="T9">Generelle Abhängigkeit vom Team, da effektive Planung nur bei detailreichen Rückmeldungen stattfinden kann</text:span></text:p>
                      </text:list-item>
                    </text:list>
                  </text:list-item>
                </text:list>
              </text:list-item>
            </text:list>
            <text:p text:style-name="P17"><text:span text:style-name="T9"/></text:p>
            <text:list text:continue-numbering="true" text:style-name="L7">
              <text:list-item>
                <text:p text:style-name="P17"><text:span text:style-name="T9">Team abhängig von mir</text:span></text:p>
                <text:p text:style-name="P17"><text:span text:style-name="T9"/></text:p>
                <text:list>
                  <text:list-item>
                    <text:list>
                      <text:list-item>
                        <text:p text:style-name="P16"><text:span text:style-name="T9">Bei Implementierung ohne Plan, steigt die Gefahr der Redundanz &amp; Fehlimplementierung enorm</text:span></text:p>
                        <text:p text:style-name="P16"><text:span text:style-name="T9"/></text:p>
                      </text:list-item>
                      <text:list-item>
                        <text:p text:style-name="P16"><text:span text:style-name="T9">Teamarbeit de facto unmöglic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lbstreflexion" draw:style-name="dp1" draw:master-page-name="Text_20_einspaltig">
        <draw:frame draw:name="Titel 1" presentation:style-name="pr5" draw:text-style-name="P8" draw:layer="layout" svg:width="22.399cm" svg:height="1.999cm" svg:x="0.8cm" svg:y="0.8cm" presentation:class="title" presentation:user-transformed="true">
          <draw:text-box>
            <text:p text:style-name="P1"><text:span text:style-name="T7">Selbstreflexion</text:span></text:p>
          </draw:text-box>
        </draw:frame>
        <draw:frame draw:name="Inhaltsplatzhalter 2" presentation:style-name="pr6" draw:text-style-name="P8" draw:layer="layout" svg:width="22.399cm" svg:height="13.999cm" svg:x="0.8cm" svg:y="3.6cm" presentation:class="outline" presentation:user-transformed="true">
          <draw:text-box>
            <text:list text:style-name="L6">
              <text:list-item>
                <text:p text:style-name="P11"><text:span text:style-name="T9">Vorstellung wurden erfüllt</text:span></text:p>
                <text:p text:style-name="P11"><text:span text:style-name="T9"/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8"><text:span text:style-name="T9">Beständiger Arbeitsaufwand</text:span></text:p>
                        <text:p text:style-name="P18"><text:span text:style-name="T9"/></text:p>
                      </text:list-item>
                      <text:list-item>
                        <text:p text:style-name="P18"><text:span text:style-name="T9">Planung &amp; Verteilung</text:span></text:p>
                        <text:p text:style-name="P18"><text:span text:style-name="T9"/></text:p>
                      </text:list-item>
                      <text:list-item>
                        <text:p text:style-name="P18"><text:span text:style-name="T9">Präsentation</text:span></text:p>
                        <text:p text:style-name="P18"><text:span text:style-name="T9"/></text:p>
                      </text:list-item>
                    </text:list>
                  </text:list-item>
                </text:list>
              </text:list-item>
            </text:list>
            <text:p text:style-name="P19"><text:span text:style-name="T9"/></text:p>
            <text:list text:style-name="L8">
              <text:list-item>
                <text:p text:style-name="P17"><text:span text:style-name="T9">Würde ich die Rolle wieder wählen?</text:span></text:p>
                <text:p text:style-name="P17"><text:span text:style-name="T9"/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6"><text:span text:style-name="T9">Ja, aber mit Weiterbildung/Vorwissen in Tools</text:span></text:p>
                        <text:p text:style-name="P16"><text:span text:style-name="T9"/></text:p>
                        <text:p text:style-name="P16"><text:span text:style-name="T9"/></text:p>
                        <text:p text:style-name="P16"><text:span text:style-name="T9"/></text:p>
                      </text:list-item>
                    </text:list>
                  </text:list-item>
                </text:list>
              </text:list-item>
            </text:list>
            <text:p text:style-name="P20"><text:span text:style-name="T9"/></text:p>
            <text:p text:style-name="P20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chlussblatt">
        <draw:frame draw:name="Titel 5" presentation:style-name="pr14" draw:text-style-name="P21" draw:layer="layout" svg:width="22.4cm" svg:height="6.997cm" svg:x="0.798cm" svg:y="5.6cm" presentation:class="title" presentation:user-transformed="true">
          <draw:text-box>
            <text:p text:style-name="P1"><text:span text:style-name="T10">FH Aachen </text:span><text:span text:style-name="T10"><text:line-break/></text:span><text:span text:style-name="T10">Fachbereich Elektrotechnik und Informationstechnik</text:span><text:span text:style-name="T10"><text:line-break/></text:span><text:span text:style-name="T10"><text:line-break/></text:span><text:span text:style-name="T10">www.fh-aachen.de</text:span></text:p>
          </draw:text-box>
        </draw:frame>
        <draw:frame draw:name="Fußzeilenplatzhalter 3" presentation:style-name="pr15" draw:text-style-name="P6" draw:layer="layout" svg:width="22.4cm" svg:height="0.599cm" svg:x="0.798cm" svg:y="18.199cm" presentation:class="footer" presentation:user-transformed="true">
          <draw:text-box>
            <text:p text:style-name="P5"><text:span text:style-name="T5">© FH AACHEN </text:span><text:span text:style-name="T6">UNIVERSITY OF APPLIED SCIENCES <text:s/>| <text:s/>FACHBEREICH XXXXXX XXXXXXXXXXXXX <text:s/>| <text:s/>WWW.FH-AACHEN.DE</text:span></text:p>
          </draw:text-box>
        </draw:frame>
        <presentation:notes draw:style-name="dp3">
          <draw:page-thumbnail draw:name="Folienbildplatzhalter 1" draw:style-name="gr1" draw:layer="layout" svg:width="13.784cm" svg:height="10.34cm" svg:x="2.549cm" svg:y="2.068cm" draw:page-number="8" presentation:class="page"/>
          <draw:frame draw:name="Notizenplatzhalter 2" presentation:style-name="pr16" draw:text-style-name="P12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Foliennummernplatzhalter 3" presentation:style-name="pr17" draw:text-style-name="P14" draw:layer="layout" svg:width="8.183cm" svg:height="1.379cm" svg:x="10.694cm" svg:y="26.189cm" presentation:class="page-number" presentation:user-transformed="true">
            <draw:text-box>
              <text:p text:style-name="P13"><text:span text:style-name="T8"><text:page-number>&lt;Folien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einspaltig-background" style:display-name="Text einspaltig-background" style:family="presentation">
      <style:graphic-properties draw:stroke="none" draw:fill="solid" draw:fill-color="#ffffff"/>
      <style:text-properties style:letter-kerning="true"/>
    </style:style>
    <style:style style:name="Text_20_einspaltig-backgroundobjects" style:display-name="Text ein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einspaltig-notes" style:display-name="Text ein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einspaltig-outline1" style:display-name="Text einspaltig-outline1" style:family="presentation">
      <style:graphic-properties draw:stroke="none" draw:fill="none" draw:auto-grow-height="false" draw:fit-to-size="shrink-to-fit">
        <text:list-style style:name="Text_20_einspaltig-outline1" style:display-name="Text ein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einspaltig-outline2" style:display-name="Text einspaltig-outline2" style:family="presentation" style:parent-style-name="Text_20_einspalti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ext_20_einspaltig-outline3" style:display-name="Text einspaltig-outline3" style:family="presentation" style:parent-style-name="Text_20_einspalti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einspaltig-outline4" style:display-name="Text einspaltig-outline4" style:family="presentation" style:parent-style-name="Text_20_einspalti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einspaltig-outline5" style:display-name="Text einspaltig-outline5" style:family="presentation" style:parent-style-name="Text_20_einspaltig-outline4">
      <style:paragraph-properties fo:margin-top="0.1cm" fo:margin-bottom="0cm"/>
      <style:text-properties fo:font-size="20pt" style:font-size-asian="20pt" style:font-size-complex="20pt"/>
    </style:style>
    <style:style style:name="Text_20_einspaltig-outline6" style:display-name="Text einspaltig-outline6" style:family="presentation" style:parent-style-name="Text_20_einspaltig-outline5">
      <style:paragraph-properties fo:margin-top="0.1cm" fo:margin-bottom="0cm"/>
      <style:text-properties fo:font-size="20pt" style:font-size-asian="20pt" style:font-size-complex="20pt"/>
    </style:style>
    <style:style style:name="Text_20_einspaltig-outline7" style:display-name="Text einspaltig-outline7" style:family="presentation" style:parent-style-name="Text_20_einspaltig-outline6">
      <style:paragraph-properties fo:margin-top="0.1cm" fo:margin-bottom="0cm"/>
      <style:text-properties fo:font-size="20pt" style:font-size-asian="20pt" style:font-size-complex="20pt"/>
    </style:style>
    <style:style style:name="Text_20_einspaltig-outline8" style:display-name="Text einspaltig-outline8" style:family="presentation" style:parent-style-name="Text_20_einspaltig-outline7">
      <style:paragraph-properties fo:margin-top="0.1cm" fo:margin-bottom="0cm"/>
      <style:text-properties fo:font-size="20pt" style:font-size-asian="20pt" style:font-size-complex="20pt"/>
    </style:style>
    <style:style style:name="Text_20_einspaltig-outline9" style:display-name="Text einspaltig-outline9" style:family="presentation" style:parent-style-name="Text_20_einspaltig-outline8">
      <style:paragraph-properties fo:margin-top="0.1cm" fo:margin-bottom="0cm"/>
      <style:text-properties fo:font-size="20pt" style:font-size-asian="20pt" style:font-size-complex="20pt"/>
    </style:style>
    <style:style style:name="Text_20_einspaltig-subtitle" style:display-name="Text einspaltig-subtitle" style:family="presentation">
      <style:graphic-properties draw:stroke="none" draw:fill="none" draw:textarea-vertical-align="middle">
        <text:list-style style:name="Text_20_einspaltig-subtitle" style:display-name="Text ein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einspaltig-title" style:display-name="Text einspaltig-title" style:family="presentation">
      <style:graphic-properties draw:stroke="none" draw:fill="none" draw:textarea-vertical-align="middle">
        <text:list-style style:name="Text_20_einspaltig-title" style:display-name="Text ein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zweispaltig-background" style:display-name="Text zweispaltig-background" style:family="presentation">
      <style:graphic-properties draw:stroke="none" draw:fill="solid" draw:fill-color="#ffffff"/>
      <style:text-properties style:letter-kerning="true"/>
    </style:style>
    <style:style style:name="Text_20_zweispaltig-backgroundobjects" style:display-name="Text zwei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zweispaltig-notes" style:display-name="Text zwei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zweispaltig-outline1" style:display-name="Text zweispaltig-outline1" style:family="presentation">
      <style:graphic-properties draw:stroke="none" draw:fill="none" draw:auto-grow-height="false" draw:fit-to-size="shrink-to-fit">
        <text:list-style style:name="Text_20_zweispaltig-outline1" style:display-name="Text zwei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zweispaltig-outline2" style:display-name="Text zweispaltig-outline2" style:family="presentation" style:parent-style-name="Text_20_zweispalti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ext_20_zweispaltig-outline3" style:display-name="Text zweispaltig-outline3" style:family="presentation" style:parent-style-name="Text_20_zweispalti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zweispaltig-outline4" style:display-name="Text zweispaltig-outline4" style:family="presentation" style:parent-style-name="Text_20_zweispalti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zweispaltig-outline5" style:display-name="Text zweispaltig-outline5" style:family="presentation" style:parent-style-name="Text_20_zweispaltig-outline4">
      <style:paragraph-properties fo:margin-top="0.1cm" fo:margin-bottom="0cm"/>
      <style:text-properties fo:font-size="20pt" style:font-size-asian="20pt" style:font-size-complex="20pt"/>
    </style:style>
    <style:style style:name="Text_20_zweispaltig-outline6" style:display-name="Text zweispaltig-outline6" style:family="presentation" style:parent-style-name="Text_20_zweispaltig-outline5">
      <style:paragraph-properties fo:margin-top="0.1cm" fo:margin-bottom="0cm"/>
      <style:text-properties fo:font-size="20pt" style:font-size-asian="20pt" style:font-size-complex="20pt"/>
    </style:style>
    <style:style style:name="Text_20_zweispaltig-outline7" style:display-name="Text zweispaltig-outline7" style:family="presentation" style:parent-style-name="Text_20_zweispaltig-outline6">
      <style:paragraph-properties fo:margin-top="0.1cm" fo:margin-bottom="0cm"/>
      <style:text-properties fo:font-size="20pt" style:font-size-asian="20pt" style:font-size-complex="20pt"/>
    </style:style>
    <style:style style:name="Text_20_zweispaltig-outline8" style:display-name="Text zweispaltig-outline8" style:family="presentation" style:parent-style-name="Text_20_zweispaltig-outline7">
      <style:paragraph-properties fo:margin-top="0.1cm" fo:margin-bottom="0cm"/>
      <style:text-properties fo:font-size="20pt" style:font-size-asian="20pt" style:font-size-complex="20pt"/>
    </style:style>
    <style:style style:name="Text_20_zweispaltig-outline9" style:display-name="Text zweispaltig-outline9" style:family="presentation" style:parent-style-name="Text_20_zweispaltig-outline8">
      <style:paragraph-properties fo:margin-top="0.1cm" fo:margin-bottom="0cm"/>
      <style:text-properties fo:font-size="20pt" style:font-size-asian="20pt" style:font-size-complex="20pt"/>
    </style:style>
    <style:style style:name="Text_20_zweispaltig-subtitle" style:display-name="Text zweispaltig-subtitle" style:family="presentation">
      <style:graphic-properties draw:stroke="none" draw:fill="none" draw:textarea-vertical-align="middle">
        <text:list-style style:name="Text_20_zweispaltig-subtitle" style:display-name="Text zwei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zweispaltig-title" style:display-name="Text zweispaltig-title" style:family="presentation">
      <style:graphic-properties draw:stroke="none" draw:fill="none" draw:textarea-vertical-align="middle">
        <text:list-style style:name="Text_20_zweispaltig-title" style:display-name="Text zwei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chlussblatt-background" style:family="presentation">
      <style:graphic-properties draw:stroke="none" draw:fill="solid" draw:fill-color="#ffffff"/>
      <style:text-properties style:letter-kerning="true"/>
    </style:style>
    <style:style style:name="Schlussbla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hlussbla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hlussblatt-outline1" style:family="presentation">
      <style:graphic-properties draw:stroke="none" draw:fill="none" draw:auto-grow-height="false" draw:fit-to-size="shrink-to-fit">
        <text:list-style style:name="Schlussbla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chlussblatt-outline2" style:family="presentation" style:parent-style-name="Schlussblat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chlussblatt-outline3" style:family="presentation" style:parent-style-name="Schlussblat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chlussblatt-outline4" style:family="presentation" style:parent-style-name="Schlussblat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chlussblatt-outline5" style:family="presentation" style:parent-style-name="Schlussblatt-outline4">
      <style:paragraph-properties fo:margin-top="0.1cm" fo:margin-bottom="0cm"/>
      <style:text-properties fo:font-size="20pt" style:font-size-asian="20pt" style:font-size-complex="20pt"/>
    </style:style>
    <style:style style:name="Schlussblatt-outline6" style:family="presentation" style:parent-style-name="Schlussblatt-outline5">
      <style:paragraph-properties fo:margin-top="0.1cm" fo:margin-bottom="0cm"/>
      <style:text-properties fo:font-size="20pt" style:font-size-asian="20pt" style:font-size-complex="20pt"/>
    </style:style>
    <style:style style:name="Schlussblatt-outline7" style:family="presentation" style:parent-style-name="Schlussblatt-outline6">
      <style:paragraph-properties fo:margin-top="0.1cm" fo:margin-bottom="0cm"/>
      <style:text-properties fo:font-size="20pt" style:font-size-asian="20pt" style:font-size-complex="20pt"/>
    </style:style>
    <style:style style:name="Schlussblatt-outline8" style:family="presentation" style:parent-style-name="Schlussblatt-outline7">
      <style:paragraph-properties fo:margin-top="0.1cm" fo:margin-bottom="0cm"/>
      <style:text-properties fo:font-size="20pt" style:font-size-asian="20pt" style:font-size-complex="20pt"/>
    </style:style>
    <style:style style:name="Schlussblatt-outline9" style:family="presentation" style:parent-style-name="Schlussblatt-outline8">
      <style:paragraph-properties fo:margin-top="0.1cm" fo:margin-bottom="0cm"/>
      <style:text-properties fo:font-size="20pt" style:font-size-asian="20pt" style:font-size-complex="20pt"/>
    </style:style>
    <style:style style:name="Schlussblatt-subtitle" style:family="presentation">
      <style:graphic-properties draw:stroke="none" draw:fill="none" draw:textarea-vertical-align="middle">
        <text:list-style style:name="Schlussbla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hlussblatt-title" style:family="presentation">
      <style:graphic-properties draw:stroke="none" draw:fill="none" draw:textarea-vertical-align="middle">
        <text:list-style style:name="Schlussbla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ext_20_ein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ext_20_einspalti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ext_20_einspaltig-backgroundobjects">
      <style:graphic-properties draw:stroke="none" draw:fill="none" draw:fill-color="#ffffff" draw:auto-grow-height="false" fo:min-height="1.485cm"/>
    </style:style>
    <style:style style:name="Mpr8" style:family="presentation" style:parent-style-name="Text_20_einspaltig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ext_20_zweispalti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Text_20_zwei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1" style:family="presentation" style:parent-style-name="Text_20_zweispaltig-backgroundobjects">
      <style:graphic-properties draw:stroke="none" draw:fill="none" draw:fill-color="#ffffff" draw:auto-grow-height="false" fo:min-height="1.378cm"/>
    </style:style>
    <style:style style:name="Mpr12" style:family="presentation" style:parent-style-name="Text_20_zweispaltig-backgroundobjects">
      <style:graphic-properties draw:stroke="none" draw:fill="none" draw:fill-color="#ffffff" draw:textarea-vertical-align="bottom" draw:auto-grow-height="false" fo:min-height="1.378cm"/>
    </style:style>
    <style:style style:name="Mpr13" style:family="presentation" style:parent-style-name="Schlussblat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4" style:family="presentation" style:parent-style-name="Schlussblat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Schlussblatt-backgroundobjects">
      <style:graphic-properties draw:stroke="none" draw:fill="none" draw:fill-color="#ffffff" draw:auto-grow-height="false" fo:min-height="1.378cm"/>
    </style:style>
    <style:style style:name="Mpr16" style:family="presentation" style:parent-style-name="Schlussblatt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9" style:family="paragraph">
      <style:paragraph-properties fo:margin-top="0cm" fo:margin-bottom="0cm" fo:line-height="100%" fo:text-align="start" style:punctuation-wrap="hanging" style:writing-mode="lr-tb">
        <style:tab-stops>
          <style:tab-stop style:position="22.437cm" style:type="right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4" style:family="paragraph">
      <style:paragraph-properties fo:margin-left="0cm" fo:margin-right="0cm" fo:margin-top="0.564cm" fo:margin-bottom="0cm" fo:text-align="start" fo:text-indent="0cm">
        <style:tab-stops>
          <style:tab-stop style:position="0cm"/>
        </style:tab-stops>
      </style:paragraph-properties>
    </style:style>
    <style:style style:name="MP15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6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7" style:family="paragraph">
      <style:paragraph-properties fo:margin-left="0cm" fo:margin-right="0cm" fo:text-indent="0.035cm">
        <style:tab-stops>
          <style:tab-stop style:position="0cm"/>
        </style:tab-stops>
      </style:paragraph-properties>
    </style:style>
    <style:style style:name="MP18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MP19" style:family="paragraph">
      <style:paragraph-properties fo:margin-left="0cm" fo:margin-right="0cm" fo:margin-top="0.706cm" fo:margin-bottom="0cm" fo:text-align="start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Verdana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&gt;">
        <style:list-level-properties text:space-before="1.024cm" text:min-label-width="0.987cm"/>
        <style:text-properties style:font-name="Verdana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&gt;">
        <style:list-level-properties text:space-before="1.024cm" text:min-label-width="0.987cm"/>
        <style:text-properties style:font-name="Verdana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style:font-name="Arial1" fo:color="#000000" fo:font-size="100%"/>
      </text:list-level-style-bullet>
      <text:list-level-style-bullet text:level="5" text:bullet-char="&gt;">
        <style:list-level-properties text:space-before="0.989cm" text:min-label-width="1.022cm"/>
        <style:text-properties style:font-name="Arial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line draw:name="Gerade Verbindung 6" draw:style-name="Mgr3" draw:text-style-name="MP5" draw:layer="backgroundobjects" svg:x1="0.798cm" svg:y1="18.101cm" svg:x2="23.199cm" svg:y2="18.106cm">
        <text:p/>
      </draw:line>
      <draw:line draw:name="Gerade Verbindung 7" draw:style-name="Mgr4" draw:text-style-name="MP5" draw:layer="backgroundobjects" svg:x1="0.798cm" svg:y1="18.101cm" svg:x2="23.199cm" svg:y2="18.106cm">
        <text:p/>
      </draw:line>
      <draw:frame draw:name="Grafik 8" draw:style-name="Mgr5" draw:text-style-name="MP5" draw:layer="backgroundobjects" svg:width="1.609cm" svg:height="4.801cm" svg:x="23.79cm" svg:y="0.798cm">
        <draw:image xlink:href="Pictures/100000000000008B000001A078919B0231733B30.jpg" xlink:type="simple" xlink:show="embed" xlink:actuate="onLoad">
          <text:p/>
        </draw:image>
      </draw:frame>
      <draw:frame draw:name="Titel 1" presentation:style-name="Mpr1" draw:text-style-name="MP7" draw:layer="backgroundobjects" svg:width="22.399cm" svg:height="6.999cm" svg:x="0.8cm" svg:y="5.6cm" presentation:class="title" presentation:user-transformed="true">
        <draw:text-box>
          <text:p text:style-name="MP6"><text:span text:style-name="MT2">Titelmasterformat durch Klicken bearbeiten</text:span></text:p>
        </draw:text-box>
      </draw:frame>
      <draw:frame draw:name="Fußzeilenplatzhalter 4" presentation:style-name="Mpr2" draw:text-style-name="MP8" draw:layer="backgroundobjects" svg:width="22.4cm" svg:height="0.599cm" svg:x="0.798cm" svg:y="18.199cm" presentation:class="footer" presentation:user-transformed="true">
        <draw:text-box>
          <text:p/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ext_20_einspaltig" style:display-name="Text einspaltig" style:page-layout-name="PM1" draw:style-name="Mdp1">
      <draw:line draw:name="Gerade Verbindung 6" draw:style-name="Mgr4" draw:text-style-name="MP5" draw:layer="backgroundobjects" svg:x1="0.793cm" svg:y1="3.201cm" svg:x2="23.195cm" svg:y2="3.205cm">
        <text:p/>
      </draw:line>
      <draw:line draw:name="Gerade Verbindung 7" draw:style-name="Mgr4" draw:text-style-name="MP5" draw:layer="backgroundobjects" svg:x1="0.798cm" svg:y1="18.101cm" svg:x2="23.199cm" svg:y2="18.106cm">
        <text:p/>
      </draw:line>
      <draw:custom-shape draw:name="Textfeld 5" draw:style-name="Mgr6" draw:text-style-name="MP10" draw:layer="backgroundobjects" svg:width="23cm" svg:height="0.34cm" svg:x="0.798cm" svg:y="18.199cm">
        <text:p text:style-name="MP9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7-01-10">10.01.17</text:date></text:span><text:span text:style-name="MT4"> <text:s/>| <text:s/></text:span><text:span text:style-name="MT4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5" draw:layer="backgroundobjects" svg:width="1.609cm" svg:height="4.801cm" svg:x="23.79cm" svg:y="0.798cm">
        <draw:image xlink:href="Pictures/100000000000008B000001A078919B0231733B30.jpg" xlink:type="simple" xlink:show="embed" xlink:actuate="onLoad">
          <text:p/>
        </draw:image>
      </draw:frame>
      <draw:frame draw:name="Titel 1" presentation:style-name="Mpr5" draw:text-style-name="MP11" draw:layer="backgroundobjects" svg:width="22.399cm" svg:height="1.999cm" svg:x="0.8cm" svg:y="0.8cm" presentation:class="title" presentation:user-transformed="true">
        <draw:text-box>
          <text:p text:style-name="MP6"><text:span text:style-name="MT5">Titelmasterformat durch Klicken bearbeiten</text:span></text:p>
        </draw:text-box>
      </draw:frame>
      <draw:frame draw:name="Inhaltsplatzhalter 2" presentation:style-name="Mpr6" draw:text-style-name="MP11" draw:layer="backgroundobjects" svg:width="22.399cm" svg:height="13.999cm" svg:x="0.8cm" svg:y="3.6cm" presentation:class="outline" presentation:user-transformed="true">
        <draw:text-box>
          <text:list text:style-name="ML3">
            <text:list-item>
              <text:p text:style-name="MP12"><text:span text:style-name="MT5">Format des Gliederungstextes durch Klicken bearbeiten</text:span></text:p>
              <text:list>
                <text:list-item>
                  <text:p text:style-name="MP12"><text:span text:style-name="MT5">Zweite Gliederungsebene</text:span></text:p>
                  <text:list>
                    <text:list-item>
                      <text:p text:style-name="MP12"><text:span text:style-name="MT5">Dritte Gliederungsebene</text:span></text:p>
                      <text:list>
                        <text:list-item>
                          <text:p text:style-name="MP12"><text:span text:style-name="MT5">Vierte Gliederungsebene</text:span></text:p>
                          <text:list>
                            <text:list-item>
                              <text:p text:style-name="MP12"><text:span text:style-name="MT5">Fünfte Gliederungsebene</text:span></text:p>
                              <text:list>
                                <text:list-item>
                                  <text:p text:style-name="MP12"><text:span text:style-name="MT5">Sechste Gliederungsebene</text:span></text:p>
                                  <text:list>
                                    <text:list-item>
                                      <text:p text:style-name="MP13"><text:span text:style-name="MT5">Siebte GliederungsebeneTextmasterformat bearbeiten</text:span></text:p>
                                      <text:list>
                                        <text:list-item>
                                          <text:p text:style-name="MP13"><text:span text:style-name="MT5">Zweite Ebene</text:span></text:p>
                                          <text:list>
                                            <text:list-item>
                                              <text:p text:style-name="MP13"><text:span text:style-name="MT5">Dritte Ebene</text:span></text:p>
                                              <text:list>
                                                <text:list-item>
                                                  <text:p text:style-name="MP14"><text:span text:style-name="MT6">Vierte Ebene</text:span></text:p>
                                                </text:list-item>
                                                <text:list-item>
                                                  <text:p text:style-name="MP15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ext_20_einspaltig-title" draw:layer="backgroundobjects" svg:width="14.848cm" svg:height="11.136cm" svg:x="3.075cm" svg:y="2.257cm" presentation:class="page"/>
        <draw:frame presentation:style-name="Text_20_einspaltig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ext_20_zweispaltig" style:display-name="Text zweispaltig" style:page-layout-name="PM1" draw:style-name="Mdp1">
      <draw:line draw:name="Gerade Verbindung 6" draw:style-name="Mgr4" draw:text-style-name="MP5" draw:layer="backgroundobjects" svg:x1="0.793cm" svg:y1="3.201cm" svg:x2="23.195cm" svg:y2="3.205cm">
        <text:p/>
      </draw:line>
      <draw:line draw:name="Gerade Verbindung 7" draw:style-name="Mgr4" draw:text-style-name="MP5" draw:layer="backgroundobjects" svg:x1="0.798cm" svg:y1="18.101cm" svg:x2="23.199cm" svg:y2="18.106cm">
        <text:p/>
      </draw:line>
      <draw:custom-shape draw:name="Textfeld 6" draw:style-name="Mgr6" draw:text-style-name="MP10" draw:layer="backgroundobjects" svg:width="23cm" svg:height="0.34cm" svg:x="0.798cm" svg:y="18.199cm">
        <text:p text:style-name="MP9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7-01-10">10.01.17</text:date></text:span><text:span text:style-name="MT4"> <text:s/>| <text:s/></text:span><text:span text:style-name="MT4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5" draw:layer="backgroundobjects" svg:width="1.609cm" svg:height="4.801cm" svg:x="23.79cm" svg:y="0.798cm">
        <draw:image xlink:href="Pictures/100000000000008B000001A078919B0231733B30.jpg" xlink:type="simple" xlink:show="embed" xlink:actuate="onLoad">
          <text:p/>
        </draw:image>
      </draw:frame>
      <draw:frame draw:name="Inhaltsplatzhalter 2" presentation:style-name="Mpr9" draw:text-style-name="MP11" draw:layer="backgroundobjects" svg:width="10.799cm" svg:height="13.999cm" svg:x="0.8cm" svg:y="3.6cm" presentation:class="outline" presentation:user-transformed="true">
        <draw:text-box>
          <text:list text:style-name="ML3">
            <text:list-item>
              <text:p text:style-name="MP12"><text:span text:style-name="MT5">Format des Gliederungstextes durch Klicken bearbeiten</text:span></text:p>
              <text:list>
                <text:list-item>
                  <text:p text:style-name="MP12"><text:span text:style-name="MT5">Zweite Gliederungsebene</text:span></text:p>
                  <text:list>
                    <text:list-item>
                      <text:p text:style-name="MP12"><text:span text:style-name="MT5">Dritte Gliederungsebene</text:span></text:p>
                      <text:list>
                        <text:list-item>
                          <text:p text:style-name="MP12"><text:span text:style-name="MT5">Vierte Gliederungsebene</text:span></text:p>
                          <text:list>
                            <text:list-item>
                              <text:p text:style-name="MP12"><text:span text:style-name="MT5">Fünfte Gliederungsebene</text:span></text:p>
                              <text:list>
                                <text:list-item>
                                  <text:p text:style-name="MP12"><text:span text:style-name="MT5">Sechste Gliederungsebene</text:span></text:p>
                                  <text:list>
                                    <text:list-item>
                                      <text:p text:style-name="MP16"><text:span text:style-name="MT5">Siebte GliederungsebeneTextmasterformat bearbeiten</text:span></text:p>
                                      <text:list>
                                        <text:list-item>
                                          <text:p text:style-name="MP17"><text:span text:style-name="MT5">Zweite Ebene</text:span></text:p>
                                          <text:list>
                                            <text:list-item>
                                              <text:p text:style-name="MP13"><text:span text:style-name="MT5">Dritte Ebene</text:span></text:p>
                                              <text:list>
                                                <text:list-item>
                                                  <text:p text:style-name="MP14"><text:span text:style-name="MT6">Vierte Ebene</text:span></text:p>
                                                </text:list-item>
                                                <text:list-item>
                                                  <text:p text:style-name="MP15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0" draw:text-style-name="MP11" draw:layer="backgroundobjects" svg:width="22.399cm" svg:height="1.999cm" svg:x="0.8cm" svg:y="0.8cm" presentation:class="title" presentation:user-transformed="true">
        <draw:text-box>
          <text:p text:style-name="MP6"><text:span text:style-name="MT5">Titelmasterformat durch Klicken bearbeiten</text:span></text:p>
        </draw:text-box>
      </draw:frame>
      <draw:frame draw:name="Inhaltsplatzhalter 2" presentation:style-name="Mpr9" draw:text-style-name="MP11" draw:layer="backgroundobjects" svg:width="10.799cm" svg:height="13.999cm" svg:x="12.4cm" svg:y="3.6cm" presentation:class="outline" presentation:user-transformed="true">
        <draw:text-box>
          <text:list text:style-name="ML3">
            <text:list-item>
              <text:p text:style-name="MP12"><text:span text:style-name="MT5">Format des Gliederungstextes durch Klicken bearbeiten</text:span></text:p>
              <text:list>
                <text:list-item>
                  <text:p text:style-name="MP12"><text:span text:style-name="MT5">Zweite Gliederungsebene</text:span></text:p>
                  <text:list>
                    <text:list-item>
                      <text:p text:style-name="MP12"><text:span text:style-name="MT5">Dritte Gliederungsebene</text:span></text:p>
                      <text:list>
                        <text:list-item>
                          <text:p text:style-name="MP12"><text:span text:style-name="MT5">Vierte Gliederungsebene</text:span></text:p>
                          <text:list>
                            <text:list-item>
                              <text:p text:style-name="MP12"><text:span text:style-name="MT5">Fünfte Gliederungsebene</text:span></text:p>
                              <text:list>
                                <text:list-item>
                                  <text:p text:style-name="MP12"><text:span text:style-name="MT5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5">Siebte GliederungsebeneTextmasterformat bearbeiten</text:span></text:p>
          <text:p text:style-name="MP19"><text:span text:style-name="MT5">Zweite Ebene</text:span></text:p>
          <text:list text:style-name="ML4">
            <text:list-item>
              <text:list>
                <text:list-item>
                  <text:list>
                    <text:list-item>
                      <text:p text:style-name="MP20"><text:span text:style-name="MT5">Dritte Ebene</text:span></text:p>
                    </text:list-item>
                  </text:list>
                </text:list-item>
              </text:list>
            </text:list-item>
          </text:list>
          <text:p text:style-name="MP14"><text:span text:style-name="MT6">Vier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ext_20_zweispaltig-title" draw:layer="backgroundobjects" svg:width="13.785cm" svg:height="10.339cm" svg:x="2.548cm" svg:y="2.095cm" presentation:class="page"/>
        <draw:frame presentation:style-name="Text_20_zweispaltig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chlussblatt" style:page-layout-name="PM1" draw:style-name="Mdp1">
      <draw:line draw:name="Gerade Verbindung 6" draw:style-name="Mgr3" draw:text-style-name="MP5" draw:layer="backgroundobjects" svg:x1="0.798cm" svg:y1="18.101cm" svg:x2="23.199cm" svg:y2="18.106cm">
        <text:p/>
      </draw:line>
      <draw:line draw:name="Gerade Verbindung 7" draw:style-name="Mgr4" draw:text-style-name="MP5" draw:layer="backgroundobjects" svg:x1="0.798cm" svg:y1="18.101cm" svg:x2="23.199cm" svg:y2="18.106cm">
        <text:p/>
      </draw:line>
      <draw:frame draw:name="Grafik 8" draw:style-name="Mgr5" draw:text-style-name="MP5" draw:layer="backgroundobjects" svg:width="1.609cm" svg:height="4.801cm" svg:x="23.79cm" svg:y="0.798cm">
        <draw:image xlink:href="Pictures/100000000000008B000001A078919B0231733B30.jpg" xlink:type="simple" xlink:show="embed" xlink:actuate="onLoad">
          <text:p/>
        </draw:image>
      </draw:frame>
      <draw:frame draw:name="Titel 1" presentation:style-name="Mpr13" draw:text-style-name="MP21" draw:layer="backgroundobjects" svg:width="22.399cm" svg:height="6.999cm" svg:x="0.8cm" svg:y="5.6cm" presentation:class="title" presentation:user-transformed="true">
        <draw:text-box>
          <text:p text:style-name="MP6"><text:span text:style-name="MT6">Titelmasterformat durch Klicken bearbeiten</text:span></text:p>
        </draw:text-box>
      </draw:frame>
      <draw:frame draw:name="Fußzeilenplatzhalter 4" presentation:style-name="Mpr14" draw:text-style-name="MP8" draw:layer="backgroundobjects" svg:width="22.4cm" svg:height="0.599cm" svg:x="0.798cm" svg:y="18.199cm" presentation:class="footer" presentation:user-transformed="true">
        <draw:text-box>
          <text:p/>
        </draw:text-box>
      </draw:frame>
      <presentation:notes style:page-layout-name="PM2">
        <draw:page-thumbnail presentation:style-name="Schlussblatt-title" draw:layer="backgroundobjects" svg:width="13.785cm" svg:height="10.339cm" svg:x="2.548cm" svg:y="2.095cm" presentation:class="page"/>
        <draw:frame presentation:style-name="Schlussblatt-notes" draw:layer="backgroundobjects" svg:width="15.104cm" svg:height="12.407cm" svg:x="1.888cm" svg:y="13.097cm" presentation:class="notes" presentation:placeholder="true">
          <draw:text-box/>
        </draw:frame>
        <draw:frame presentation:style-name="Mpr15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el Zeile 1 Zeile 2 Zeile 3</dc:title>
    <meta:initial-creator>bauschke</meta:initial-creator>
    <meta:editing-cycles>27</meta:editing-cycles>
    <meta:print-date>2016-12-21T11:05:26</meta:print-date>
    <meta:creation-date>2016-09-26T13:04:08</meta:creation-date>
    <dc:date>2017-01-10T20:05:10.863000000</dc:date>
    <meta:editing-duration>PT10M16S</meta:editing-duration>
    <meta:generator>LibreOffice/5.1.6.2$Windows_X86_64 LibreOffice_project/07ac168c60a517dba0f0d7bc7540f5afa45f0909</meta:generator>
    <meta:document-statistic meta:object-count="94"/>
    <meta:user-defined meta:name="AppVersion">15.0029</meta:user-defined>
    <meta:user-defined meta:name="Company">FH-Aa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FHAAC_PPT_Vorlage_Office2007_w_n2" xlink:href="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PageStyle_5f_Tabellenblat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b3c6e7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b3c6e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f3c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8" table:number-columns-repeated="4"/>
          <table:table-cell table:style-name="ce1"/>
          <table:table-cell table:number-columns-repeated="1018"/>
        </table:table-row>
        <table:table-row table:style-name="ro2">
          <table:table-cell table:style-name="ce2" office:value-type="string" calcext:value-type="string">
            <text:p>Art der Tätigkeit</text:p>
          </table:table-cell>
          <table:table-cell table:style-name="ce9" office:value-type="string" calcext:value-type="string">
            <text:p>KW 42</text:p>
          </table:table-cell>
          <table:table-cell table:style-name="ce9" office:value-type="string" calcext:value-type="string">
            <text:p>KW 43</text:p>
          </table:table-cell>
          <table:table-cell table:style-name="ce9" office:value-type="string" calcext:value-type="string">
            <text:p>KW 44</text:p>
          </table:table-cell>
          <table:table-cell table:style-name="ce9" office:value-type="string" calcext:value-type="string">
            <text:p>KW 45</text:p>
          </table:table-cell>
          <table:table-cell table:style-name="ce1"/>
          <table:table-cell table:number-columns-repeated="1018"/>
        </table:table-row>
        <table:table-row table:style-name="ro2">
          <table:table-cell table:style-name="ce3" office:value-type="string" calcext:value-type="string">
            <text:p>Rolle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.25" calcext:value-type="float">
            <text:p>8,25</text:p>
          </table:table-cell>
          <table:table-cell table:style-name="ce10" office:value-type="float" office:value="4" calcext:value-type="float">
            <text:p>4</text:p>
          </table:table-cell>
          <table:table-cell table:style-name="ce1"/>
          <table:table-cell table:number-columns-repeated="1018"/>
        </table:table-row>
        <table:table-row table:style-name="ro2">
          <table:table-cell table:style-name="ce4" office:value-type="string" calcext:value-type="string">
            <text:p>Entwicklung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.5" calcext:value-type="float">
            <text:p>5,5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2">
          <table:table-cell table:style-name="ce5" office:value-type="string" calcext:value-type="string">
            <text:p>KW 46</text:p>
          </table:table-cell>
          <table:table-cell table:style-name="ce11" office:value-type="string" calcext:value-type="string">
            <text:p>KW 47</text:p>
          </table:table-cell>
          <table:table-cell table:style-name="ce11" office:value-type="string" calcext:value-type="string">
            <text:p>KW 48</text:p>
          </table:table-cell>
          <table:table-cell table:style-name="ce11" office:value-type="string" calcext:value-type="string">
            <text:p>KW 49</text:p>
          </table:table-cell>
          <table:table-cell table:style-name="ce11" office:value-type="string" calcext:value-type="string">
            <text:p>KW 50</text:p>
          </table:table-cell>
          <table:table-cell table:style-name="ce1"/>
          <table:table-cell table:number-columns-repeated="1018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number-columns-repeated="2" table:style-name="ce10" office:value-type="float" office:value="2.5" calcext:value-type="float">
            <text:p>2,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"/>
          <table:table-cell table:number-columns-repeated="101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.5" calcext:value-type="float">
            <text:p>6,5</text:p>
          </table:table-cell>
          <table:table-cell table:style-name="ce10" office:value-type="float" office:value="15.5" calcext:value-type="float">
            <text:p>15,5</text:p>
          </table:table-cell>
          <table:table-cell table:style-name="ce10" office:value-type="float" office:value="4.5" calcext:value-type="float">
            <text:p>4,5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7" table:number-columns-repeated="5"/>
          <table:table-cell table:style-name="ce1"/>
          <table:table-cell table:number-columns-repeated="1018"/>
        </table:table-row>
        <table:table-row table:style-name="ro2">
          <table:table-cell table:style-name="ce4" office:value-type="string" calcext:value-type="string">
            <text:p>KW 51</text:p>
          </table:table-cell>
          <table:table-cell table:style-name="ce9" office:value-type="string" calcext:value-type="string">
            <text:p>KW 52</text:p>
          </table:table-cell>
          <table:table-cell table:style-name="ce9" office:value-type="string" calcext:value-type="string">
            <text:p>KW 1</text:p>
          </table:table-cell>
          <table:table-cell table:style-name="ce9" office:value-type="string" calcext:value-type="string">
            <text:p>KW 2</text:p>
          </table:table-cell>
          <table:table-cell table:style-name="ce9" office:value-type="string" calcext:value-type="string">
            <text:p>KW 3</text:p>
          </table:table-cell>
          <table:table-cell table:style-name="ce1"/>
          <table:table-cell table:number-columns-repeated="101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"/>
          <table:table-cell table:number-columns-repeated="1018"/>
        </table:table-row>
        <table:table-row table:style-name="ro2">
          <table:table-cell table:style-name="ce6" office:value-type="float" office:value="11.5" calcext:value-type="float">
            <text:p>11,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7" table:number-columns-repeated="3"/>
          <table:table-cell table:style-name="ce1"/>
          <table:table-cell table:number-columns-repeated="1018"/>
        </table:table-row>
        <table:table-row table:style-name="ro2">
          <table:table-cell table:style-name="ce1"/>
          <table:table-cell table:style-name="ce12"/>
          <table:table-cell table:style-name="ce13" office:value-type="string" calcext:value-type="string">
            <text:p>2016/2017</text:p>
          </table:table-cell>
          <table:table-cell table:style-name="ce9" office:value-type="string" calcext:value-type="string">
            <text:p>Noch Erwartet</text:p>
          </table:table-cell>
          <table:table-cell table:style-name="ce9" office:value-type="string" calcext:value-type="string">
            <text:p>Summe</text:p>
          </table:table-cell>
          <table:table-cell table:style-name="ce1"/>
          <table:table-cell table:number-columns-repeated="1018"/>
        </table:table-row>
        <table:table-row table:style-name="ro2">
          <table:table-cell table:style-name="ce1" table:number-columns-repeated="2"/>
          <table:table-cell table:style-name="ce6" office:value-type="float" office:value="45.25" calcext:value-type="float">
            <text:p>45,25</text:p>
          </table:table-cell>
          <table:table-cell table:style-name="ce14" table:formula="of:=SUM([.E11])" office:value-type="float" office:value="2" calcext:value-type="float">
            <text:p>2</text:p>
          </table:table-cell>
          <table:table-cell table:style-name="ce15" office:value-type="float" office:value="47.25" calcext:value-type="float">
            <text:p>47,25</text:p>
          </table:table-cell>
          <table:table-cell table:style-name="ce1"/>
          <table:table-cell table:number-columns-repeated="1018"/>
        </table:table-row>
        <table:table-row table:style-name="ro2">
          <table:table-cell table:style-name="ce1" table:number-columns-repeated="2"/>
          <table:table-cell table:style-name="ce6" office:value-type="float" office:value="50.5" calcext:value-type="float">
            <text:p>50,5</text:p>
          </table:table-cell>
          <table:table-cell table:style-name="ce14" table:formula="of:=SUM([.E12])" office:value-type="float" office:value="2" calcext:value-type="float">
            <text:p>2</text:p>
          </table:table-cell>
          <table:table-cell table:style-name="ce15" office:value-type="float" office:value="52.5" calcext:value-type="float">
            <text:p>52,5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.00.0000</text:date>, <text:time style:data-style-name="N2" text:time-value="19:36:28.8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